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Steps/rev</text:p>
          </table:table-cell>
          <table:table-cell office:value-type="float" office:value="3200">
            <text:p>3200</text:p>
          </table:table-cell>
        </table:table-row>
        <table:table-row table:style-name="ro1">
          <table:table-cell office:value-type="string">
            <text:p>Small gear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arge gear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Ratio</text:p>
          </table:table-cell>
          <table:table-cell table:formula="of:=[.B3]/[.B2]" office:value-type="float" office:value="4.81818181818182">
            <text:p>4.81818181818182</text:p>
          </table:table-cell>
        </table:table-row>
        <table:table-row table:style-name="ro1">
          <table:table-cell office:value-type="string">
            <text:p>Neck dia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string">
            <text:p>Tooth depth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Circumference</text:p>
          </table:table-cell>
          <table:table-cell table:formula="of:=PI()*([.B5]-2*[.B6])" office:value-type="float" office:value="15.079644737231">
            <text:p>15.079644737231</text:p>
          </table:table-cell>
        </table:table-row>
        <table:table-row table:style-name="ro1">
          <table:table-cell office:value-type="string">
            <text:p>Steps/mm</text:p>
          </table:table-cell>
          <table:table-cell table:formula="of:=[.B4]*[.B1]/[.B7]" office:value-type="float" office:value="1022.44993743884">
            <text:p>1022.4499374388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6/08/2011</text:date>, <text:time>18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marc </meta:initial-creator>
    <meta:creation-date>2011-08-05T23:32:19</meta:creation-date>
    <dc:date>2011-08-06T18:31:23</dc:date>
    <dc:creator>jeanmarc </dc:creator>
    <meta:editing-duration>PT01H03M42S</meta:editing-duration>
    <meta:editing-cycles>2</meta:editing-cycles>
    <meta:generator>OpenOffice.org/3.2$Unix OpenOffice.org_project/320m12$Build-9483</meta:generator>
    <meta:document-statistic meta:table-count="3" meta:cell-count="16" meta:object-count="0"/>
  </office:meta>
</office:document-meta>
</file>